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3.335cm" fo:margin-left="0.018cm" fo:margin-top="0cm" fo:margin-bottom="0cm" table:align="left" style:writing-mode="page"/>
    </style:style>
    <style:style style:name="Tabla1.A" style:family="table-column">
      <style:table-column-properties style:column-width="3.775cm"/>
    </style:style>
    <style:style style:name="Tabla1.B" style:family="table-column">
      <style:table-column-properties style:column-width="4.62cm"/>
    </style:style>
    <style:style style:name="Tabla1.C" style:family="table-column">
      <style:table-column-properties style:column-width="4.941cm"/>
    </style:style>
    <style:style style:name="Tabla1.1" style:family="table-row">
      <style:table-row-properties style:min-row-height="0.582cm" fo:keep-together="auto"/>
    </style:style>
    <style:style style:name="Tabla1.A1" style:family="table-cell">
      <style:table-cell-properties style:vertical-align="bottom" fo:background-color="#d9e1f2" fo:padding-left="0.123cm" fo:padding-right="0.123cm" fo:padding-top="0cm" fo:padding-bottom="0cm" fo:border-left="1pt solid #000000" fo:border-right="0.5pt solid #000000" fo:border-top="1pt solid #000000" fo:border-bottom="1pt solid #000000">
        <style:background-image/>
      </style:table-cell-properties>
    </style:style>
    <style:style style:name="Tabla1.B1" style:family="table-cell">
      <style:table-cell-properties style:vertical-align="bottom" fo:background-color="#d9e1f2" fo:padding-left="0.123cm" fo:padding-right="0.123cm" fo:padding-top="0cm" fo:padding-bottom="0cm" fo:border-left="none" fo:border-right="0.5pt solid #000000" fo:border-top="1pt solid #000000" fo:border-bottom="1pt solid #000000">
        <style:background-image/>
      </style:table-cell-properties>
    </style:style>
    <style:style style:name="Tabla1.C1" style:family="table-cell">
      <style:table-cell-properties style:vertical-align="bottom" fo:background-color="#d9e1f2" fo:padding-left="0.123cm" fo:padding-right="0.123cm" fo:padding-top="0cm" fo:padding-bottom="0cm" fo:border-left="none" fo:border-right="1pt solid #000000" fo:border-top="1pt solid #000000" fo:border-bottom="1pt solid #000000">
        <style:background-image/>
      </style:table-cell-properties>
    </style:style>
    <style:style style:name="Tabla1.2" style:family="table-row">
      <style:table-row-properties style:min-row-height="2.778cm" fo:keep-together="auto"/>
    </style:style>
    <style:style style:name="Tabla1.A2" style:family="table-cell">
      <style:table-cell-properties style:vertical-align="middle" fo:background-color="transparent" fo:padding-left="0.123cm" fo:padding-right="0.123cm" fo:padding-top="0cm" fo:padding-bottom="0cm" fo:border-left="1pt solid #000000" fo:border-right="0.5pt solid #000000" fo:border-top="none" fo:border-bottom="0.5pt solid #000000">
        <style:background-image/>
      </style:table-cell-properties>
    </style:style>
    <style:style style:name="Tabla1.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a1.C2" style:family="table-cell">
      <style:table-cell-properties style:vertical-align="middle" fo:background-color="transparent" fo:padding-left="0.123cm" fo:padding-right="0.123cm" fo:padding-top="0cm" fo:padding-bottom="0cm" fo:border-left="none" fo:border-right="1pt solid #000000" fo:border-top="none" fo:border-bottom="0.5pt solid #000000">
        <style:background-image/>
      </style:table-cell-properties>
    </style:style>
    <style:style style:name="Tabla1.4" style:family="table-row">
      <style:table-row-properties style:min-row-height="4.445cm" fo:keep-together="auto"/>
    </style:style>
    <style:style style:name="Tabla1.5" style:family="table-row">
      <style:table-row-properties style:min-row-height="2.223cm" fo:keep-together="auto"/>
    </style:style>
    <style:style style:name="Tabla1.6" style:family="table-row">
      <style:table-row-properties style:min-row-height="3.916cm" fo:keep-together="auto"/>
    </style:style>
    <style:style style:name="Tabla1.A6" style:family="table-cell">
      <style:table-cell-properties style:vertical-align="middle" fo:background-color="transparent" fo:padding-left="0.123cm" fo:padding-right="0.123cm" fo:padding-top="0cm" fo:padding-bottom="0cm" fo:border-left="1pt solid #000000" fo:border-right="0.5pt solid #000000" fo:border-top="none" fo:border-bottom="1pt solid #000000">
        <style:background-image/>
      </style:table-cell-properties>
    </style:style>
    <style:style style:name="Tabla1.B6" style:family="table-cell">
      <style:table-cell-properties style:vertical-align="middle" fo:background-color="transparent" fo:padding-left="0.123cm" fo:padding-right="0.123cm" fo:padding-top="0cm" fo:padding-bottom="0cm" fo:border-left="none" fo:border-right="0.5pt solid #000000" fo:border-top="none" fo:border-bottom="1pt solid #000000">
        <style:background-image/>
      </style:table-cell-properties>
    </style:style>
    <style:style style:name="Tabla1.C6"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6"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7"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8" style:family="paragraph" style:parent-style-name="Heading_20_3">
      <style:paragraph-properties fo:text-align="start" style:justify-single-word="false" fo:break-before="page"/>
      <style:text-properties style:font-name="Times New Roman" officeooo:rsid="003bb751" officeooo:paragraph-rsid="003bb751"/>
    </style:style>
    <style:style style:name="P9" style:family="paragraph" style:parent-style-name="Text_20_body">
      <style:paragraph-properties fo:text-align="start" style:justify-single-word="false"/>
      <style:text-properties style:font-name="Times New Roman"/>
    </style:style>
    <style:style style:name="P10" style:family="paragraph" style:parent-style-name="Heading_20_3">
      <style:paragraph-properties fo:break-before="page"/>
      <style:text-properties style:font-name="Times New Roman"/>
    </style:style>
    <style:style style:name="P11" style:family="paragraph" style:parent-style-name="Heading_20_3">
      <style:text-properties style:font-name="Times New Roman"/>
    </style:style>
    <style:style style:name="P12" style:family="paragraph" style:parent-style-name="Heading_20_3">
      <style:paragraph-properties fo:break-before="page"/>
      <style:text-properties style:font-name="Times New Roman" fo:font-weight="bold" officeooo:rsid="0040b2f0" officeooo:paragraph-rsid="0040b2f0" style:font-weight-asian="bold" style:font-weight-complex="bold"/>
    </style:style>
    <style:style style:name="P13" style:family="paragraph" style:parent-style-name="Text_20_body">
      <style:text-properties style:font-name="Times New Roman"/>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Contents_20_4">
      <style:paragraph-properties>
        <style:tab-stops>
          <style:tab-stop style:position="16.51cm" style:type="right" style:leader-style="dotted" style:leader-text="."/>
        </style:tab-stops>
      </style:paragraph-properties>
    </style:style>
    <style:style style:name="P16" style:family="paragraph" style:parent-style-name="Text_20_body">
      <style:paragraph-properties fo:text-align="center" style:justify-single-word="false"/>
      <style:text-properties officeooo:rsid="003bb751" officeooo:paragraph-rsid="003bb751"/>
    </style:style>
    <style:style style:name="P1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8" style:family="paragraph" style:parent-style-name="Standard">
      <style:paragraph-properties fo:line-height="200%" fo:text-align="center" style:justify-single-word="false" fo:break-before="page"/>
      <style:text-properties fo:color="#141414" loext:opacity="100%" style:font-name="Times New Roman" fo:font-size="12pt" fo:font-weight="bold" officeooo:paragraph-rsid="003f1ffd" fo:background-color="#ffffff"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line-height="100%" fo:text-align="center" style:justify-single-word="false"/>
      <style:text-properties officeooo:paragraph-rsid="003f1ffd"/>
    </style:style>
    <style:style style:name="P20" style:family="paragraph" style:parent-style-name="Standard">
      <style:paragraph-properties fo:line-height="100%"/>
      <style:text-properties officeooo:paragraph-rsid="003f1ffd"/>
    </style:style>
    <style:style style:name="P21" style:family="paragraph" style:parent-style-name="Heading_20_1">
      <style:paragraph-properties fo:line-height="200%" fo:text-align="center" style:justify-single-word="false"/>
      <style:text-properties style:font-name="Times New Roman" fo:font-size="16pt" fo:font-weight="bold" officeooo:paragraph-rsid="003f1ffd" style:font-size-asian="16pt" style:font-weight-asian="bold" style:font-name-complex="Times New Roman1" style:font-size-complex="16pt" style:font-weight-complex="bold"/>
    </style:style>
    <style:style style:name="P22" style:family="paragraph" style:parent-style-name="Heading_20_1">
      <style:paragraph-properties fo:line-height="200%" fo:text-align="center" style:justify-single-word="false"/>
      <style:text-properties officeooo:paragraph-rsid="003f1ffd"/>
    </style:style>
    <style:style style:name="P23" style:family="paragraph" style:parent-style-name="Heading_20_5">
      <style:text-properties style:font-name="Times New Roman"/>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3f1ffd" style:font-size-asian="11.5pt"/>
    </style:style>
    <style:style style:name="T5" style:family="text">
      <style:text-properties fo:language="en" fo:country="US" officeooo:rsid="003d9918"/>
    </style:style>
    <style:style style:name="T6" style:family="text">
      <style:text-properties fo:language="en" fo:country="US" officeooo:rsid="00422d50"/>
    </style:style>
    <style:style style:name="T7" style:family="text">
      <style:text-properties officeooo:rsid="00392620"/>
    </style:style>
    <style:style style:name="T8" style:family="text">
      <style:text-properties style:font-name="Times New Roman" fo:font-size="16pt" fo:font-weight="bold" style:font-size-asian="16pt" style:font-weight-asian="bold" style:font-name-complex="Times New Roman1" style:font-size-complex="16pt" style:font-weight-complex="bold"/>
    </style:style>
    <style:style style:name="T9" style:family="text">
      <style:text-properties fo:color="#374151" loext:opacity="100%" style:font-name="Times New Roman" fo:font-size="12pt" fo:language="es" fo:country="CO" fo:font-weight="bold" style:font-name-asian="Times New Roman1" style:font-size-asian="12pt" style:font-weight-asian="bold" style:font-name-complex="Times New Roman1" style:font-size-complex="12pt" style:font-weight-complex="bold"/>
    </style:style>
    <style:style style:name="T10" style:family="text">
      <style:text-properties fo:color="#374151" loext:opacity="100%" style:font-name="Times New Roman" fo:font-size="12pt" fo:language="es" fo:country="CO" style:font-name-asian="Times New Roman1" style:font-size-asian="12pt" style:font-name-complex="Times New Roman1" style:font-size-complex="12pt"/>
    </style:style>
    <style:style style:name="T11" style:family="text">
      <style:text-properties fo:font-style="italic" style:font-style-asian="italic" style:font-style-complex="italic"/>
    </style:style>
    <style:style style:name="T12" style:family="text">
      <style:text-properties officeooo:rsid="00422d50"/>
    </style:style>
    <style:style style:name="T13"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Violación de derechos del trabajo. Derecho de petición y la acción de tutela - GA10 210201501-AA3-AA4-EV1.</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17"><text:s/><text:span text:style-name="T4">Gloria Yaneth Cristancho</text:span></text:p>
      <text:p text:style-name="P4"><text:span text:style-name="T6">14</text:span><text:span text:style-name="T1"> </text:span>de <text:span text:style-name="T12">Noviembre</text:span><text:span text:style-name="T7"> </text:span>de 202<text:span text:style-name="T2">4</text:span></text:p>
      <text:p text:style-name="P4"/>
      <text:p text:style-name="P6"/>
      <text:p text:style-name="P2"/>
      <text:p text:style-name="P2"/>
      <text:p text:style-name="P2"/>
      <text:p text:style-name="P2"/>
      <text:p text:style-name="P1"/>
      <text:p text:style-name="P1"/>
      <text:p text:style-name="P1"/>
      <text:p text:style-name="P1"/>
      <text:p text:style-name="P1"><text:soft-page-break/></text:p>
      <text:h text:style-name="P23"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4"><text:a xlink:type="simple" xlink:href="#__RefHeading___Toc255_3868932292" text:style-name="Index_20_Link" text:visited-style-name="Index_20_Link">Introducción<text:tab/>3</text:a></text:p>
          <text:p text:style-name="P14"><text:a xlink:type="simple" xlink:href="#__RefHeading___Toc275_1719298220" text:style-name="Index_20_Link" text:visited-style-name="Index_20_Link">Cuestionario y taller.<text:tab/>5</text:a></text:p>
          <text:p text:style-name="P15"><text:a xlink:type="simple" xlink:href="#__RefHeading___Toc277_1719298220" text:style-name="Index_20_Link" text:visited-style-name="Index_20_Link">¿Qué es el Estado Social de Derecho?<text:tab/>5</text:a></text:p>
          <text:p text:style-name="P15"><text:a xlink:type="simple" xlink:href="#__RefHeading___Toc279_1719298220" text:style-name="Index_20_Link" text:visited-style-name="Index_20_Link">¿Qué es la solidaridad?<text:tab/>5</text:a></text:p>
          <text:p text:style-name="P15"><text:a xlink:type="simple" xlink:href="#__RefHeading___Toc281_1719298220" text:style-name="Index_20_Link" text:visited-style-name="Index_20_Link">¿Cuáles considera usted que son los derechos de un pueblo?<text:tab/>5</text:a></text:p>
          <text:p text:style-name="P15"><text:a xlink:type="simple" xlink:href="#__RefHeading___Toc283_1719298220" text:style-name="Index_20_Link" text:visited-style-name="Index_20_Link">¿Cuál es el concepto de Estado?<text:tab/>5</text:a></text:p>
          <text:p text:style-name="P15"><text:a xlink:type="simple" xlink:href="#__RefHeading___Toc285_1719298220" text:style-name="Index_20_Link" text:visited-style-name="Index_20_Link">¿Qué significa Estado social?<text:tab/>5</text:a></text:p>
          <text:p text:style-name="P15"><text:a xlink:type="simple" xlink:href="#__RefHeading___Toc287_1719298220" text:style-name="Index_20_Link" text:visited-style-name="Index_20_Link">¿Cuáles son las características de un Estado Social de Derecho?<text:tab/>6</text:a></text:p>
          <text:p text:style-name="P15"><text:a xlink:type="simple" xlink:href="#__RefHeading___Toc289_1719298220" text:style-name="Index_20_Link" text:visited-style-name="Index_20_Link">¿Considera que en Colombia se cumplen las condiciones para ser un Estado social de derecho? Explique su respuesta.<text:tab/>6</text:a></text:p>
          <text:p text:style-name="P15"><text:a xlink:type="simple" xlink:href="#__RefHeading___Toc291_1719298220" text:style-name="Index_20_Link" text:visited-style-name="Index_20_Link">¿Qué es el activismo judicial?<text:tab/>6</text:a></text:p>
          <text:p text:style-name="P15"><text:a xlink:type="simple" xlink:href="#__RefHeading___Toc293_1719298220" text:style-name="Index_20_Link" text:visited-style-name="Index_20_Link">¿Cuál es la importancia de realizar un cambio de mentalidad ante lo que está pasando actualmente en el mundo?<text:tab/>6</text:a></text:p>
          <text:p text:style-name="P15"><text:a xlink:type="simple" xlink:href="#__RefHeading___Toc295_1719298220" text:style-name="Index_20_Link" text:visited-style-name="Index_20_Link">¿Cuál es la incidencia del desarrollo sostenible en la conservación del medio ambiente y el planeta?<text:tab/>7</text:a></text:p>
          <text:p text:style-name="P15"><text:a xlink:type="simple" xlink:href="#__RefHeading___Toc297_1719298220" text:style-name="Index_20_Link" text:visited-style-name="Index_20_Link">¿Considera usted que la naturaleza tiene derechos? ¿Cuáles y por qué?<text:tab/>7</text:a></text:p>
          <text:p text:style-name="P15"><text:a xlink:type="simple" xlink:href="#__RefHeading___Toc299_1719298220" text:style-name="Index_20_Link" text:visited-style-name="Index_20_Link">¿Qué debemos hacer para salvar al planeta?<text:tab/>7</text:a></text:p>
          <text:p text:style-name="P15"><text:a xlink:type="simple" xlink:href="#__RefHeading___Toc301_1719298220" text:style-name="Index_20_Link" text:visited-style-name="Index_20_Link">¿Por qué y para qué la sociedad debe educarse en lo ambiental?<text:tab/>7</text:a></text:p>
          <text:p text:style-name="P15"><text:a xlink:type="simple" xlink:href="#__RefHeading___Toc303_1719298220" text:style-name="Index_20_Link" text:visited-style-name="Index_20_Link">¿Cuáles son las cualidades observables de la persona que contribuyen a la cultura de la paz?<text:tab/>7</text:a></text:p>
          <text:p text:style-name="P14"><text:a xlink:type="simple" xlink:href="#__RefHeading___Toc305_1719298220" text:style-name="Index_20_Link" text:visited-style-name="Index_20_Link">Conclusión.<text:tab/>8</text:a></text:p>
          <text:p text:style-name="P14"><text:a xlink:type="simple" xlink:href="#__RefHeading___Toc307_1719298220" text:style-name="Index_20_Link" text:visited-style-name="Index_20_Link">Bibliografía<text:tab/>9</text:a></text:p>
        </text:index-body>
      </text:table-of-content>
      <text:p text:style-name="P7"/>
      <text:h text:style-name="P8" text:outline-level="3"><text:bookmark-start text:name="__RefHeading___Toc255_3868932292"/>Introducción<text:bookmark-end text:name="__RefHeading___Toc255_3868932292"/></text:h>
      <text:p text:style-name="P9">El Derecho de petición y la acción de tutela son dos mecanismos fundamentales en el marco de la protección de los derechos humanos en Colombia. El Derecho de petición permite a los ciudadanos solicitar información, hacer solicitudes o presentar quejas ante las autoridades, garantizando así la transparencia y la participación activa en la gestión pública. Por su parte, la acción de tutela es un mecanismo judicial que protege de manera rápida y efectiva los derechos fundamentales de las personas cuando estos son vulnerados o amenazados, incluso por actos de particulares. En un contexto donde la protección de los derechos fundamentales es crucial, el estudio de estos dos instrumentos resulta esencial para comprender cómo se ejerce la democracia y se garantizan los derechos de los ciudadanos en el país.</text:p>
      <text:p text:style-name="P16"/>
      <text:p text:style-name="P16"/>
      <text:p text:style-name="P16"/>
      <text:p text:style-name="P16"/>
      <text:p text:style-name="P1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 loext:marker-style-name="T9"><text:bookmark text:name="_kfzfrvq1hpey"/><text:span text:style-name="T9">Característica</text:span></text:p>
          </table:table-cell>
          <table:table-cell table:style-name="Tabla1.B1" office:value-type="string">
            <text:p text:style-name="P19" loext:marker-style-name="T9"><text:span text:style-name="T9">Derecho de Petición</text:span></text:p>
          </table:table-cell>
          <table:table-cell table:style-name="Tabla1.C1" office:value-type="string">
            <text:p text:style-name="P19" loext:marker-style-name="T9"><text:span text:style-name="T9">Acción de Tutela</text:span></text:p>
          </table:table-cell>
        </table:table-row>
        <table:table-row table:style-name="Tabla1.2">
          <table:table-cell table:style-name="Tabla1.A2" office:value-type="string">
            <text:p text:style-name="P20" loext:marker-style-name="T9"><text:span text:style-name="T9">¿Cuándo se usan?</text:span></text:p>
          </table:table-cell>
          <table:table-cell table:style-name="Tabla1.B2" office:value-type="string">
            <text:p text:style-name="P20" loext:marker-style-name="T10"><text:span text:style-name="T10">Se utiliza para solicitar información, realizar peticiones, consultas o quejas ante entidades públicas o privadas.</text:span></text:p>
          </table:table-cell>
          <table:table-cell table:style-name="Tabla1.C2" office:value-type="string">
            <text:p text:style-name="P20" loext:marker-style-name="T10"><text:span text:style-name="T10">Se emplea para la protección inmediata de derechos fundamentales cuando hay una amenaza o vulneración.</text:span></text:p>
          </table:table-cell>
        </table:table-row>
        <table:table-row table:style-name="Tabla1.2">
          <table:table-cell table:style-name="Tabla1.A2" office:value-type="string">
            <text:p text:style-name="P20" loext:marker-style-name="T9"><text:span text:style-name="T9">¿Quiénes la pueden presentar?</text:span></text:p>
          </table:table-cell>
          <table:table-cell table:style-name="Tabla1.B2" office:value-type="string">
            <text:p text:style-name="P20" loext:marker-style-name="T10"><text:span text:style-name="T10">Cualquier persona, natural o jurídica, en nombre propio o en representación de otros.</text:span></text:p>
          </table:table-cell>
          <table:table-cell table:style-name="Tabla1.C2" office:value-type="string">
            <text:p text:style-name="P20" loext:marker-style-name="T10"><text:span text:style-name="T10">Cualquier persona, incluso en representación de otra, cuando se enfrenta a la vulneración o amenaza de derechos fundamentales.</text:span></text:p>
          </table:table-cell>
        </table:table-row>
        <table:table-row table:style-name="Tabla1.4">
          <table:table-cell table:style-name="Tabla1.A2" office:value-type="string">
            <text:p text:style-name="P20" loext:marker-style-name="T9"><text:span text:style-name="T9">¿Qué es?</text:span></text:p>
          </table:table-cell>
          <table:table-cell table:style-name="Tabla1.B2" office:value-type="string">
            <text:p text:style-name="P20" loext:marker-style-name="T10"><text:span text:style-name="T10">Es un mecanismo mediante el cual se ejerce el derecho fundamental de petición consagrado en la Constitución para obtener respuestas de las autoridades.</text:span></text:p>
          </table:table-cell>
          <table:table-cell table:style-name="Tabla1.C2" office:value-type="string">
            <text:p text:style-name="P20" loext:marker-style-name="T10"><text:span text:style-name="T10">Es un instrumento para la protección inmediata de los derechos fundamentales amenazados o vulnerados.</text:span></text:p>
          </table:table-cell>
        </table:table-row>
        <table:table-row table:style-name="Tabla1.5">
          <table:table-cell table:style-name="Tabla1.A2" office:value-type="string">
            <text:p text:style-name="P20" loext:marker-style-name="T9"><text:span text:style-name="T9">¿A quién se presenta?</text:span></text:p>
          </table:table-cell>
          <table:table-cell table:style-name="Tabla1.B2" office:value-type="string">
            <text:p text:style-name="P20" loext:marker-style-name="T10"><text:span text:style-name="T10">Puede presentarse ante cualquier entidad pública o privada que tenga el deber de responder.</text:span></text:p>
          </table:table-cell>
          <table:table-cell table:style-name="Tabla1.C2" office:value-type="string">
            <text:p text:style-name="P20" loext:marker-style-name="T10"><text:span text:style-name="T10">Se presenta ante jueces de la República, preferiblemente los de tutela, pero puede ser cualquier juez.</text:span></text:p>
          </table:table-cell>
        </table:table-row>
        <table:table-row table:style-name="Tabla1.6">
          <table:table-cell table:style-name="Tabla1.A6" office:value-type="string">
            <text:p text:style-name="P20" loext:marker-style-name="T9"><text:span text:style-name="T9">Instancias y tiempos</text:span></text:p>
          </table:table-cell>
          <table:table-cell table:style-name="Tabla1.B6" office:value-type="string">
            <text:p text:style-name="P20" loext:marker-style-name="T10"><text:span text:style-name="T10">La respuesta debe ser dada en un plazo razonable, generalmente 15 días hábiles, y puede haber instancias de revisión en caso de inconformidad.</text:span></text:p>
          </table:table-cell>
          <table:table-cell table:style-name="Tabla1.C6" office:value-type="string">
            <text:p text:style-name="P20" loext:marker-style-name="T10"><text:span text:style-name="T10">Es un proceso judicial de trámite preferente y sumario, y la decisión debe emitirse en un plazo máximo de diez días. Puede haber instancias de revisión y apelación.</text:span></text:p>
          </table:table-cell>
        </table:table-row>
      </table:table>
      <text:h text:style-name="P21" text:outline-level="1" loext:marker-style-name="T8"/>
      <text:h text:style-name="P22" text:outline-level="1" loext:marker-style-name="T8"><text:span text:style-name="T8"/></text:h>
      <text:h text:style-name="P12" text:outline-level="3"><text:bookmark-start text:name="__RefHeading___Toc275_1719298220"/>Cuestionario y taller.<text:bookmark-end text:name="__RefHeading___Toc275_1719298220"/></text:h>
      <text:h text:style-name="Heading_20_4" text:outline-level="4"><text:bookmark-start text:name="__RefHeading___Toc277_1719298220"/>¿Qué es el Estado Social de Derecho?<text:bookmark-end text:name="__RefHeading___Toc277_1719298220"/></text:h>
      <text:p text:style-name="P13">El Estado Social de Derecho es un sistema en el que el Estado no solo se encarga de garantizar el cumplimiento de la ley y los derechos individuales, sino que también tiene la obligación de asegurar condiciones de bienestar y justicia social para todos los ciudadanos. Este tipo de Estado combina el respeto a la legalidad con políticas que buscan la equidad y la inclusión social, promoviendo derechos fundamentales como la educación, la salud y la seguridad social.</text:p>
      <text:h text:style-name="Heading_20_4" text:outline-level="4"><text:bookmark-start text:name="__RefHeading___Toc279_1719298220"/>¿Qué es la solidaridad?<text:bookmark-end text:name="__RefHeading___Toc279_1719298220"/></text:h>
      <text:p text:style-name="P13">La solidaridad es el compromiso y la responsabilidad de cada individuo de ayudar a los demás, especialmente a quienes se encuentran en situación de vulnerabilidad. Implica la empatía y el apoyo mutuo dentro de una comunidad, promoviendo el bienestar común y la cohesión social. Es una base ética esencial en sociedades que buscan ser justas y equitativas.</text:p>
      <text:h text:style-name="Heading_20_4" text:outline-level="4"><text:bookmark-start text:name="__RefHeading___Toc281_1719298220"/>¿Cuáles considera usted que son los derechos de un pueblo?<text:bookmark-end text:name="__RefHeading___Toc281_1719298220"/></text:h>
      <text:p text:style-name="P13">Los derechos de un pueblo incluyen el derecho a la autodeterminación, la paz, el acceso a la cultura, el desarrollo sostenible, y la justicia social. También incluyen derechos humanos fundamentales como la libertad, la igualdad, el acceso a la educación, la salud, y la protección del medio ambiente. Estos derechos buscan asegurar que todas las personas dentro de un territorio puedan vivir dignamente y en condiciones justas.</text:p>
      <text:h text:style-name="Heading_20_4" text:outline-level="4"><text:bookmark-start text:name="__RefHeading___Toc283_1719298220"/>¿Cuál es el concepto de Estado?<text:bookmark-end text:name="__RefHeading___Toc283_1719298220"/></text:h>
      <text:p text:style-name="P13">El Estado es una organización política y jurídica que se estructura en un territorio determinado, ejerciendo soberanía sobre él y su población. Sus funciones principales incluyen el mantenimiento del orden público, la administración de la justicia, la defensa de sus fronteras y la implementación de políticas para el desarrollo social y económico. El Estado es el representante máximo de la sociedad y está encargado de garantizar el cumplimiento de las leyes y la protección de los derechos de sus ciudadanos.</text:p>
      <text:h text:style-name="Heading_20_4" text:outline-level="4"><text:bookmark-start text:name="__RefHeading___Toc285_1719298220"/>¿Qué significa Estado social?<text:bookmark-end text:name="__RefHeading___Toc285_1719298220"/></text:h>
      <text:p text:style-name="P13">Un Estado social es aquel que orienta sus políticas para promover el bienestar general de la sociedad, priorizando la justicia y la equidad. Esto implica que el Estado toma un rol activo en la provisión de servicios esenciales como salud, educación y seguridad social, y se esfuerza por reducir las desigualdades y proteger a los sectores más vulnerables de la población.</text:p>
      <text:h text:style-name="Heading_20_4" text:outline-level="4"><text:bookmark-start text:name="__RefHeading___Toc287_1719298220"/><text:soft-page-break/>¿Cuáles son las características de un Estado Social de Derecho?<text:bookmark-end text:name="__RefHeading___Toc287_1719298220"/></text:h>
      <text:p text:style-name="P13">Las características de un Estado Social de Derecho incluyen la primacía de la ley, el respeto y garantía de los derechos humanos, la igualdad de todos ante la ley, y un sistema judicial independiente. Además, promueve políticas de bienestar social, como la protección social, la educación gratuita, la equidad en el acceso a la salud, y la distribución justa de los recursos. También incluye el principio de solidaridad, lo que implica que el Estado es responsable de velar por el bienestar de todos sus ciudadanos.</text:p>
      <text:h text:style-name="Heading_20_4" text:outline-level="4"><text:bookmark-start text:name="__RefHeading___Toc289_1719298220"/>¿Considera que en Colombia se cumplen las condiciones para ser un Estado social de derecho? Explique su respuesta.<text:bookmark-end text:name="__RefHeading___Toc289_1719298220"/></text:h>
      <text:p text:style-name="P13">Colombia se define como un Estado Social de Derecho en su Constitución, pero en la práctica, enfrenta grandes desafíos para cumplir plenamente con esta definición. Aunque existen políticas y programas destinados a reducir la desigualdad, muchas barreras estructurales, como la corrupción, la pobreza y el acceso desigual a la justicia, limitan la efectividad de estas iniciativas. La falta de acceso a la salud, la educación y la seguridad social en ciertas regiones evidencia que aún queda un largo camino para lograr una plena implementación del Estado Social de Derecho en Colombia.</text:p>
      <text:h text:style-name="Heading_20_4" text:outline-level="4"><text:bookmark-start text:name="__RefHeading___Toc291_1719298220"/>¿Qué es el activismo judicial?<text:bookmark-end text:name="__RefHeading___Toc291_1719298220"/></text:h>
      <text:p text:style-name="P13">El activismo judicial es la tendencia de algunos jueces y tribunales a interpretar la ley de manera expansiva, asumiendo un rol activo en la creación de políticas públicas o en la protección de derechos fundamentales, más allá de lo establecido por la ley escrita. Este enfoque puede ser fundamental para llenar vacíos legales o para proteger derechos en contextos de injusticia, pero también genera debate sobre los límites entre el poder judicial y los poderes legislativo y ejecutivo.</text:p>
      <text:h text:style-name="Heading_20_4" text:outline-level="4"><text:bookmark-start text:name="__RefHeading___Toc293_1719298220"/>¿Cuál es la importancia de realizar un cambio de mentalidad ante lo que está pasando actualmente en el mundo?<text:bookmark-end text:name="__RefHeading___Toc293_1719298220"/></text:h>
      <text:p text:style-name="P13">Ante problemas globales como el cambio climático, la pobreza, la desigualdad y las crisis de salud, es crucial un cambio de mentalidad que fomente la responsabilidad y la acción colectiva. Un cambio en la forma de pensar y actuar permite a las personas y a las sociedades adaptarse a los desafíos actuales, desarrollar soluciones innovadoras y trabajar juntos por un futuro sostenible y justo.</text:p>
      <text:h text:style-name="Heading_20_4" text:outline-level="4"><text:bookmark-start text:name="__RefHeading___Toc295_1719298220"/><text:soft-page-break/>¿Cuál es la incidencia del desarrollo sostenible en la conservación del medio ambiente y el planeta?<text:bookmark-end text:name="__RefHeading___Toc295_1719298220"/></text:h>
      <text:p text:style-name="P13">El desarrollo sostenible busca satisfacer las necesidades del presente sin comprometer los recursos y posibilidades de las futuras generaciones. Esto implica prácticas responsables en el uso de los recursos naturales, la reducción de la contaminación y el impulso de energías renovables. El desarrollo sostenible es fundamental para conservar el medio ambiente y mitigar los efectos del cambio climático, promoviendo un equilibrio entre crecimiento económico, bienestar social y conservación ambiental.</text:p>
      <text:h text:style-name="Heading_20_4" text:outline-level="4"><text:bookmark-start text:name="__RefHeading___Toc297_1719298220"/>¿Considera usted que la naturaleza tiene derechos? ¿Cuáles y por qué?<text:bookmark-end text:name="__RefHeading___Toc297_1719298220"/></text:h>
      <text:p text:style-name="P13">Sí, la naturaleza debería tener derechos, tales como el derecho a existir, a mantener sus ciclos naturales y a regenerarse. Reconocer estos derechos es fundamental para proteger los ecosistemas y preservar la biodiversidad. Cuando reconocemos que la naturaleza tiene derechos, entendemos que su cuidado y respeto es esencial para la supervivencia humana y para un planeta saludable.</text:p>
      <text:h text:style-name="Heading_20_4" text:outline-level="4"><text:bookmark-start text:name="__RefHeading___Toc299_1719298220"/>¿Qué debemos hacer para salvar al planeta?<text:bookmark-end text:name="__RefHeading___Toc299_1719298220"/></text:h>
      <text:p text:style-name="P13">Carl Sagan enfatizaba la necesidad de actuar con responsabilidad y urgencia para proteger el planeta. Recomendaba desarrollar una conciencia ambiental global, adoptar prácticas sostenibles, reducir la dependencia de los combustibles fósiles, y trabajar en conjunto como humanidad para reducir el impacto de la actividad humana en el medio ambiente.</text:p>
      <text:h text:style-name="Heading_20_4" text:outline-level="4"><text:bookmark-start text:name="__RefHeading___Toc301_1719298220"/>¿Por qué y para qué la sociedad debe educarse en lo ambiental?<text:bookmark-end text:name="__RefHeading___Toc301_1719298220"/></text:h>
      <text:p text:style-name="P13">La educación ambiental es clave para formar ciudadanos conscientes de la importancia de cuidar el planeta. Una sociedad educada en temas ambientales es capaz de tomar decisiones informadas que contribuyan a la conservación de los recursos naturales y al respeto por la biodiversidad. Esta educación fomenta prácticas sostenibles y crea una cultura de responsabilidad hacia el medio ambiente, esencial para combatir el cambio climático y proteger los ecosistemas.</text:p>
      <text:h text:style-name="Heading_20_4" text:outline-level="4"><text:bookmark-start text:name="__RefHeading___Toc303_1719298220"/>¿Cuáles son las cualidades observables de la persona que contribuyen a la cultura de la paz?<text:bookmark-end text:name="__RefHeading___Toc303_1719298220"/></text:h>
      <text:p text:style-name="P13">Las personas que contribuyen a la cultura de la paz suelen mostrar empatía, respeto, tolerancia, capacidad para el diálogo y la resolución de conflictos de forma no violenta. También demuestran solidaridad, compasión y compromiso con el bienestar común. Estas cualidades son fundamentales para construir sociedades donde prevalezcan la justicia, la equidad y la convivencia pacífica.</text:p>
      <text:h text:style-name="P11" text:outline-level="3"><text:bookmark-start text:name="__RefHeading___Toc305_1719298220"/><text:soft-page-break/>Conclusión.<text:bookmark-end text:name="__RefHeading___Toc305_1719298220"/></text:h>
      <text:p text:style-name="P13">El Derecho de petición y la acción de tutela son herramientas esenciales en el fortalecimiento del Estado de derecho y la protección de los derechos humanos en Colombia. A través del Derecho de petición, los ciudadanos pueden ejercer su derecho a la información y participar activamente en la vida pública, mientras que la acción de tutela les brinda un recurso efectivo para salvaguardar sus derechos fundamentales frente a posibles abusos. A pesar de los retos que enfrentan ambos mecanismos, su existencia y funcionamiento son indicativos de un compromiso con la justicia y la igualdad. Por lo tanto, es fundamental seguir promoviendo la educación sobre estos derechos y garantizar su accesibilidad, de modo que cada ciudadano pueda ejercer plenamente sus derechos y contribuir a la construcción de una sociedad más equitativa y respetuosa de la dignidad humana. </text:p>
      <text:h text:style-name="P10" text:outline-level="3"><text:bookmark-start text:name="__RefHeading___Toc307_1719298220"/>Bibliografía<text:bookmark-end text:name="__RefHeading___Toc307_1719298220"/></text:h>
      <text:p text:style-name="Text_20_body">SENA. (s. f.). <text:span text:style-name="T11">Derechos fundamentales del trabajo</text:span>. https://sena.territorio.la/. Recuperado 11 de diciembre de 2023, de <text:a xlink:type="simple" xlink:href="https://sena.territorio.la/content/index.php/institucion/Titulada/institution/SENA/Transversales/OVA/Derechos_fundamentales_en_el_trabajo/CF1_Ejercicio_derechos_fundamentales_en_el_trabajo/index.html#/" text:style-name="Internet_20_link" text:visited-style-name="Visited_20_Internet_20_Link">https://sena.territorio.la/content/index.php/institucion/Titulada/institution/SENA/Transversales/OVA/Derechos_fundamentales_en_el_trabajo/CF1_Ejercicio_derechos_fundamentales_en_el_trabajo/index.html#/</text:a></text:p>
      <text:p text:style-name="Text_20_body">Londoño, J. (2018). <text:span text:style-name="Emphasis">Acción de tutela: historia y desarrollo en Colombia</text:span>. Editorial Pontificia Universidad Javeriana. </text:p>
      <text:p text:style-name="Text_20_body">Ministerio del Interior. (2020). <text:span text:style-name="Emphasis">Guía para el ejercicio del derecho de petición</text:span>. Recuperado de <text:a xlink:type="simple" xlink:href="https://www.mininterior.gov.co/" office:target-frame-name="_new" xlink:show="replace" text:style-name="Internet_20_link" text:visited-style-name="Visited_20_Internet_20_Link">https://www.mininterior.gov.co</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style:contextual-spacing="false" text:number-lines="false" text:line-number="0"/>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C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ListLabel_20_57" style:display-name="ListLabel 57" style:family="text"/>
    <style:style style:name="ListLabel_20_58" style:display-name="ListLabel 5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57"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8"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9</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28T12:56:00</meta:creation-date>
    <dc:date>2024-11-14T01:17:28.227000000</dc:date>
    <meta:editing-duration>P16DT5H46M12S</meta:editing-duration>
    <meta:editing-cycles>49</meta:editing-cycles>
    <meta:generator>LibreOffice/7.6.2.1$Windows_X86_64 LibreOffice_project/56f7684011345957bbf33a7ee678afaf4d2ba333</meta:generator>
    <meta:print-date>2024-06-17T01:03:14.045000000</meta:print-date>
    <meta:printed-by>Archivos PDF</meta:printed-by>
    <meta:initial-creator>ASTRID SUAREZ</meta:initial-creator>
    <dc:title>Microsoft Word - Anexo Caso Yo soy Malala_240201526_AA1_EV01.docx</dc:title>
    <meta:document-statistic meta:table-count="1" meta:image-count="0" meta:object-count="0" meta:page-count="9" meta:paragraph-count="81" meta:word-count="1830" meta:character-count="11878" meta:non-whitespace-character-count="10123"/>
  </office:meta>
</office:document-meta>
</file>